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mparison" style:family="table">
      <style:table-properties style:width="17cm" table:align="margins"/>
    </style:style>
    <style:style style:name="Comparison.A" style:family="table-column">
      <style:table-column-properties style:column-width="4.249cm" style:rel-column-width="16383*"/>
    </style:style>
    <style:style style:name="Comparison.D" style:family="table-column">
      <style:table-column-properties style:column-width="4.251cm" style:rel-column-width="16386*"/>
    </style:style>
    <style:style style:name="Comparison.1" style:family="table-row">
      <style:table-row-properties style:min-row-height="1.169cm"/>
    </style:style>
    <style:style style:name="Comparison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ison.D1" style:family="table-cell">
      <style:table-cell-properties fo:padding="0.097cm" fo:border="0.05pt solid #000000"/>
    </style:style>
    <style:style style:name="Comparison.A2" style:family="table-cell">
      <style:table-cell-properties fo:padding="0.097cm" fo:border-left="0.05pt solid #000000" fo:border-right="none" fo:border-top="none" fo:border-bottom="0.05pt solid #000000"/>
    </style:style>
    <style:style style:name="Comparison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5cf6" officeooo:paragraph-rsid="000def3e"/>
    </style:style>
    <style:style style:name="P2" style:family="paragraph" style:parent-style-name="Standard">
      <style:text-properties officeooo:rsid="00075cf6" officeooo:paragraph-rsid="00075cf6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5cf6" officeooo:paragraph-rsid="00075cf6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75cf6" officeooo:paragraph-rsid="000ebd2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75cf6" officeooo:paragraph-rsid="000cee2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075cf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13145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3145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4085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40d5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8263" officeooo:paragraph-rsid="0016826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d726" officeooo:paragraph-rsid="0016d72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e2f" officeooo:paragraph-rsid="0013145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e2f" officeooo:paragraph-rsid="0014085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0f59db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131459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ebd2a" officeooo:paragraph-rsid="00131459" style:font-size-asian="15pt" style:font-weight-asian="bold" style:font-size-complex="1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084f53" officeooo:paragraph-rsid="00084f53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normal" officeooo:rsid="00084f53" officeooo:paragraph-rsid="00084f5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size="15pt" fo:font-style="normal" style:text-underline-style="solid" style:text-underline-width="auto" style:text-underline-color="font-color" fo:font-weight="bold" officeooo:rsid="000cee2f" officeooo:paragraph-rsid="00131459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size="15pt" style:text-underline-style="solid" style:text-underline-width="auto" style:text-underline-color="font-color" fo:font-weight="bold" officeooo:rsid="000ebd2a" officeooo:paragraph-rsid="0013145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fo:font-size="15pt" style:text-underline-style="solid" style:text-underline-width="auto" style:text-underline-color="font-color" fo:font-weight="bold" officeooo:rsid="000f59db" officeooo:paragraph-rsid="000f59db" style:font-size-asian="13.1000003814697pt" style:font-weight-asian="bold" style:font-size-complex="1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db5bc" officeooo:paragraph-rsid="001db5bc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dec26" officeooo:paragraph-rsid="001dec26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f89f5" officeooo:paragraph-rsid="001f89f5" style:font-size-asian="10.5pt" style:font-size-complex="12pt"/>
    </style:style>
    <style:style style:name="T1" style:family="text">
      <style:text-properties officeooo:rsid="00140d5c"/>
    </style:style>
    <style:style style:name="T2" style:family="text">
      <style:text-properties officeooo:rsid="0014e918"/>
    </style:style>
    <style:style style:name="T3" style:family="text">
      <style:text-properties officeooo:rsid="0017c12c"/>
    </style:style>
    <style:style style:name="T4" style:family="text">
      <style:text-properties officeooo:rsid="001f89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rd Lab Session : Dynamic Programming</text:p>
      <text:p text:style-name="P6"/>
      <text:p text:style-name="P6"/>
      <text:p text:style-name="P6"/>
      <text:p text:style-name="P6"/>
      <text:p text:style-name="P6"/>
      <text:p text:style-name="P5"/>
      <text:p text:style-name="P20">Resource allocation problem :</text:p>
      <text:p text:style-name="P9"><text:tab/></text:p>
      <text:p text:style-name="P14">Which function has been used ?</text:p>
      <text:p text:style-name="P8"/>
      <text:p text:style-name="P8"/>
      <text:p text:style-name="P13">How the problem has been solved ?</text:p>
      <text:p text:style-name="P6"/>
      <text:p text:style-name="P6"/>
      <text:p text:style-name="P6"/>
      <text:p text:style-name="P6"/>
      <text:p text:style-name="P4"/>
      <text:p text:style-name="P6"/>
      <text:p text:style-name="P6"/>
      <text:p text:style-name="P6"/>
      <text:p text:style-name="P16"/>
      <text:p text:style-name="P15"/>
      <text:p text:style-name="P15"/>
      <text:p text:style-name="P15"/>
      <text:p text:style-name="P15"/>
      <text:p text:style-name="P17"/>
      <text:p text:style-name="P21">0-1 Knapsack Problem</text:p>
      <text:p text:style-name="P7"/>
      <text:p text:style-name="P13">Which function has been used ?</text:p>
      <text:p text:style-name="P8">- <text:span text:style-name="T1">initZ() : function that initialize the column of the array z, associated with the first item added into the knapsack.</text:span></text:p>
      <text:p text:style-name="P10">- <text:span text:style-name="T1">initX() : function that initialize the column of the array x, associated with the first item added into the knapsack.</text:span></text:p>
      <text:p text:style-name="P10"/>
      <text:p text:style-name="P10">- <text:span text:style-name="T2">computeProfit(): function that compute the profit of adding k items in a knapsack of capacity n. This function takes all items k from item 1 to item n, all capacities n from 0 to b, and associate the case (k, n) in the array z with the profit of putting k items in a knapsack of capacity n.</text:span></text:p>
      <text:p text:style-name="P7"/>
      <text:p text:style-name="P7">- <text:span text:style-name="T2">getOptimalProfit() : function that returns the best profit among all the profits profit(k,n) when putting k items <text:s/>in a knapsack with a size of n.</text:span></text:p>
      <text:p text:style-name="P7"/>
      <text:p text:style-name="P7"/>
      <text:p text:style-name="P13">How the problem has been solved ?</text:p>
      <text:p text:style-name="P16"/>
      <text:p text:style-name="P11">To solve the problem, we begin with the initializing of the array z : z[k][alpha] is set to 0 if the size of the item k overweights the capacity alpha of the knapsack (z[k][alpha] = 0). Otherwise, z[k][alpha] is set to the value c of the item k (z[k][alpha] = k.c).</text:p>
      <text:p text:style-name="P12"><text:tab/>Then we iterate on the n items : at each iteration, for the item k and the capacity alpha, we set z[k][alpha] to the maximum value between the total profit generated by putting the item k in the knapsack and the total profit generated by not putting this item in the knapsack. So we use, at each iteration, the value which has been computed for the item k-1. It's a recursive approach.</text:p>
      <text:p text:style-name="P12"><text:tab/>When <text:span text:style-name="T3">z is complete, we get easily the optimal profit by a look at the case (k, alpha) in z to know the optimal profit when k items have been put in a alpha-sized knapsack.</text:span></text:p>
      <text:p text:style-name="P12"/>
      <text:p text:style-name="P15"/>
      <text:p text:style-name="P22">Comparison of the resolution methods for the 0-1 knapsack problem</text:p>
      <text:p text:style-name="P15"/>
      <text:p text:style-name="P6"/>
      <table:table table:name="Comparison" table:style-name="Comparison">
        <table:table-column table:style-name="Comparison.A" table:number-columns-repeated="3"/>
        <table:table-column table:style-name="Comparison.D"/>
        <table:table-row table:style-name="Comparison.1">
          <table:table-cell table:style-name="Comparison.A1" office:value-type="string">
            <text:p text:style-name="P19">Criteria / Method</text:p>
          </table:table-cell>
          <table:table-cell table:style-name="Comparison.A1" office:value-type="string">
            <text:p text:style-name="P18">Linear Programming</text:p>
          </table:table-cell>
          <table:table-cell table:style-name="Comparison.A1" office:value-type="string">
            <text:p text:style-name="P18">Branch-and-Bound</text:p>
          </table:table-cell>
          <table:table-cell table:style-name="Comparison.D1" office:value-type="string">
            <text:p text:style-name="P18">Dynamic Programming</text:p>
          </table:table-cell>
        </table:table-row>
        <table:table-row table:style-name="Comparison.1">
          <table:table-cell table:style-name="Comparison.A2" office:value-type="string">
            <text:p text:style-name="P18">Objective Value</text:p>
          </table:table-cell>
          <table:table-cell table:style-name="Comparison.A2" office:value-type="string">
            <text:p text:style-name="P24">10424</text:p>
          </table:table-cell>
          <table:table-cell table:style-name="Comparison.A2" office:value-type="string">
            <text:p text:style-name="P24">1<text:span text:style-name="T4">0041</text:span></text:p>
          </table:table-cell>
          <table:table-cell table:style-name="Comparison.D2" office:value-type="string">
            <text:p text:style-name="P23">10393</text:p>
          </table:table-cell>
        </table:table-row>
        <table:table-row table:style-name="Comparison.1">
          <table:table-cell table:style-name="Comparison.A2" office:value-type="string">
            <text:p text:style-name="P18">Computational Time</text:p>
          </table:table-cell>
          <table:table-cell table:style-name="Comparison.A2" office:value-type="string">
            <text:p text:style-name="P24">&lt; 0,0<text:span text:style-name="T4">0</text:span>5s</text:p>
          </table:table-cell>
          <table:table-cell table:style-name="Comparison.A2" office:value-type="string">
            <text:p text:style-name="P25">0,05</text:p>
          </table:table-cell>
          <table:table-cell table:style-name="Comparison.D2" office:value-type="string">
            <text:p text:style-name="P23">0,05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75cf6" officeooo:paragraph-rsid="000def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RLOT Rodolphe</text:p>
        <text:p text:style-name="MP1">GARNIER Anto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23:01.587763304</meta:creation-date>
    <meta:generator>LibreOffice/4.2.8.2$Linux_X86_64 LibreOffice_project/420m0$Build-2</meta:generator>
    <dc:date>2016-02-06T14:52:48.437327286</dc:date>
    <meta:editing-duration>PT40M23S</meta:editing-duration>
    <meta:editing-cycles>27</meta:editing-cycles>
    <meta:document-statistic meta:table-count="1" meta:image-count="0" meta:object-count="0" meta:page-count="4" meta:paragraph-count="30" meta:word-count="357" meta:character-count="1947" meta:non-whitespace-character-count="1615"/>
  </office:meta>
</office:document-meta>
</file>